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6pt"/>
    </style:style>
    <style:style style:name="P3" style:family="paragraph">
      <loext:graphic-properties draw:fill="none" draw:fill-color="#ffffff"/>
      <style:text-properties fo:font-size="16pt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8.002cm" svg:height="1.044cm" draw:transform="rotate (-0.00645771823237886) translate (1.97774836977239cm 1.97200613031187cm)" svg:viewBox="0 0 8003 1045" draw:points="0,1045 2010,1045 2003,13 6038,0 6032,1032 8003,1006">
          <text:p/>
        </draw:polyline>
        <draw:polyline draw:style-name="gr1" draw:text-style-name="P1" draw:layer="layout" svg:width="7.95cm" svg:height="1.045cm" draw:transform="rotate (-0.00698131700797713) translate (1.99130313075758cm 3.96792057110799cm)" svg:viewBox="0 0 7951 1046" draw:points="0,1046 2011,1046 2017,0 2467,11 2474,1043 7951,1005">
          <text:p/>
        </draw:polyline>
        <draw:polyline draw:style-name="gr1" draw:text-style-name="P1" draw:layer="layout" svg:width="7.95cm" svg:height="1.045cm" draw:transform="rotate (-0.00698131700797713) translate (1.99230313075758cm 3.96792057110799cm)" svg:viewBox="0 0 7951 1046" draw:points="0,1046 2011,1046 2017,0 2467,11 2474,1043 7951,1005">
          <text:p/>
        </draw:polyline>
        <draw:polyline draw:style-name="gr1" draw:text-style-name="P1" draw:layer="layout" svg:width="7.963cm" svg:height="0.975cm" draw:transform="rotate (-0.00663225115757917) translate (2.01640546505762cm 6.01920859876737cm)" svg:viewBox="0 0 7964 976" draw:points="0,966 6006,966 6000,0 6503,11 6496,976 7964,940 7951,927">
          <text:p/>
        </draw:polyline>
        <draw:frame draw:style-name="gr2" draw:text-style-name="P3" draw:layer="layout" svg:width="1.95cm" svg:height="1.1cm" svg:x="1.323cm" svg:y="2.02cm">
          <draw:text-box>
            <text:p text:style-name="P2">o[t]</text:p>
          </draw:text-box>
        </draw:frame>
        <draw:frame draw:style-name="gr2" draw:text-style-name="P3" draw:layer="layout" svg:width="1.95cm" svg:height="1.1cm" svg:x="1.35cm" svg:y="3.955cm">
          <draw:text-box>
            <text:p text:style-name="P2">i<text:span text:style-name="T1">1</text:span>[t]</text:p>
          </draw:text-box>
        </draw:frame>
        <draw:frame draw:style-name="gr2" draw:text-style-name="P3" draw:layer="layout" svg:width="1.95cm" svg:height="1.1cm" svg:x="1.379cm" svg:y="6.016cm">
          <draw:text-box>
            <text:p text:style-name="P2">i<text:span text:style-name="T1">0</text:span>[t]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6:44:44.883680399</meta:creation-date>
    <dc:date>2026-02-18T17:24:14.362724050</dc:date>
    <meta:editing-duration>PT9M21S</meta:editing-duration>
    <meta:editing-cycles>2</meta:editing-cycles>
    <meta:generator>LibreOffice/24.2.7.2$Linux_X86_64 LibreOffice_project/420$Build-2</meta:generator>
    <meta:document-statistic meta:object-count="7"/>
  </office:meta>
</office:document-meta>
</file>